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13in"/>
    </style:style>
    <style:style style:name="Table1.B" style:family="table-column">
      <style:table-column-properties style:column-width="3.2486in"/>
    </style:style>
    <style:style style:name="Table1.C" style:family="table-column">
      <style:table-column-properties style:column-width="3.24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C1" style:family="table-cell">
      <style:table-cell-properties fo:padding="0.0382in" fo:border-left="0.5pt solid #000000" fo:border-right="0.5pt solid #000000" fo:border-top="0.5pt solid #000000" fo:border-bottom="none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4" style:family="table">
      <style:table-properties style:width="0.25in" table:align="left"/>
    </style:style>
    <style:style style:name="Table4.A" style:family="table-column">
      <style:table-column-properties style:column-width="0.25in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language="es" fo:country="AR" officeooo:rsid="0015f603" officeooo:paragraph-rsid="0015f603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15f603" officeooo:paragraph-rsid="00188534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103698" officeooo:paragraph-rsid="00103698"/>
    </style:style>
    <style:style style:name="P4" style:family="paragraph" style:parent-style-name="Standard">
      <style:paragraph-properties fo:text-align="start" style:justify-single-word="false"/>
      <style:text-properties fo:language="es" fo:country="AR" officeooo:rsid="00103698" officeooo:paragraph-rsid="00103698"/>
    </style:style>
    <style:style style:name="P5" style:family="paragraph" style:parent-style-name="Standard">
      <style:paragraph-properties fo:text-align="start" style:justify-single-word="false"/>
      <style:text-properties fo:language="es" fo:country="AR" officeooo:rsid="0013c124" officeooo:paragraph-rsid="0013c124"/>
    </style:style>
    <style:style style:name="P6" style:family="paragraph" style:parent-style-name="Standard">
      <style:paragraph-properties fo:text-align="start" style:justify-single-word="false"/>
      <style:text-properties fo:language="es" fo:country="AR" officeooo:rsid="00176405" officeooo:paragraph-rsid="0015f603"/>
    </style:style>
    <style:style style:name="P7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1f33b3" officeooo:paragraph-rsid="001f33b3"/>
    </style:style>
    <style:style style:name="P8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2209aa" officeooo:paragraph-rsid="002209aa"/>
    </style:style>
    <style:style style:name="P9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230c0a" officeooo:paragraph-rsid="00230c0a"/>
    </style:style>
    <style:style style:name="P10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fo:font-weight="normal" officeooo:rsid="00360885" officeooo:paragraph-rsid="0036088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fo:font-weight="normal" officeooo:rsid="003bbf1c" officeooo:paragraph-rsid="003bbf1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fo:font-weight="normal" officeooo:rsid="00329b7f" officeooo:paragraph-rsid="00329b7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language="es" fo:country="AR" officeooo:rsid="00188534" officeooo:paragraph-rsid="00188534"/>
    </style:style>
    <style:style style:name="P14" style:family="paragraph" style:parent-style-name="Table_20_Contents">
      <style:paragraph-properties fo:text-align="center" style:justify-single-word="false"/>
      <style:text-properties fo:language="es" fo:country="AR" officeooo:rsid="001a9cc5" officeooo:paragraph-rsid="001a9cc5"/>
    </style:style>
    <style:style style:name="P15" style:family="paragraph" style:parent-style-name="Table_20_Contents">
      <style:paragraph-properties fo:text-align="center" style:justify-single-word="false"/>
      <style:text-properties fo:language="es" fo:country="AR" officeooo:rsid="001abf12" officeooo:paragraph-rsid="001abf12"/>
    </style:style>
    <style:style style:name="P16" style:family="paragraph" style:parent-style-name="Table_20_Contents">
      <style:paragraph-properties fo:text-align="center" style:justify-single-word="false"/>
      <style:text-properties fo:language="es" fo:country="AR" officeooo:rsid="001b133c" officeooo:paragraph-rsid="001b133c"/>
    </style:style>
    <style:style style:name="P17" style:family="paragraph" style:parent-style-name="Table_20_Contents">
      <style:paragraph-properties fo:text-align="center" style:justify-single-word="false"/>
      <style:text-properties fo:language="es" fo:country="AR" officeooo:rsid="002800e9" officeooo:paragraph-rsid="002800e9"/>
    </style:style>
    <style:style style:name="P18" style:family="paragraph" style:parent-style-name="Table_20_Contents">
      <style:paragraph-properties fo:text-align="center" style:justify-single-word="false"/>
      <style:text-properties fo:language="es" fo:country="AR" officeooo:rsid="00289f48" officeooo:paragraph-rsid="00289f48"/>
    </style:style>
    <style:style style:name="P19" style:family="paragraph" style:parent-style-name="Standard">
      <style:paragraph-properties fo:text-align="start" style:justify-single-word="false"/>
      <style:text-properties fo:language="es" fo:country="AR" style:text-underline-style="none" officeooo:rsid="0020b45d" officeooo:paragraph-rsid="001f33b3"/>
    </style:style>
    <style:style style:name="P20" style:family="paragraph" style:parent-style-name="Standard">
      <style:paragraph-properties fo:text-align="start" style:justify-single-word="false"/>
      <style:text-properties fo:language="es" fo:country="AR" style:text-underline-style="none" officeooo:rsid="002209aa" officeooo:paragraph-rsid="002209aa"/>
    </style:style>
    <style:style style:name="P21" style:family="paragraph" style:parent-style-name="Standard">
      <style:paragraph-properties fo:text-align="start" style:justify-single-word="false"/>
      <style:text-properties fo:language="es" fo:country="AR" style:text-underline-style="none" officeooo:rsid="002800e9" officeooo:paragraph-rsid="00230c0a"/>
    </style:style>
    <style:style style:name="P22" style:family="paragraph" style:parent-style-name="Standard">
      <style:paragraph-properties fo:text-align="start" style:justify-single-word="false"/>
      <style:text-properties fo:language="es" fo:country="AR" style:text-underline-style="none" officeooo:rsid="002cea97" officeooo:paragraph-rsid="002cea97"/>
    </style:style>
    <style:style style:name="P23" style:family="paragraph" style:parent-style-name="Standard">
      <style:paragraph-properties fo:text-align="start" style:justify-single-word="false"/>
      <style:text-properties fo:language="es" fo:country="AR" style:text-underline-style="none" officeooo:rsid="002d140e" officeooo:paragraph-rsid="002d140e"/>
    </style:style>
    <style:style style:name="P24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2cea97" officeooo:paragraph-rsid="002cea9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2feb5c" officeooo:paragraph-rsid="002feb5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29b7f" officeooo:paragraph-rsid="00329b7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bcdbd" officeooo:paragraph-rsid="003bcdb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df908" officeooo:paragraph-rsid="003df90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3f2a9d" officeooo:paragraph-rsid="003f2a9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2feb5c" officeooo:paragraph-rsid="002feb5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29b7f" officeooo:paragraph-rsid="00329b7f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29b7f" officeooo:paragraph-rsid="003369e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369e3" officeooo:paragraph-rsid="003369e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46677" officeooo:paragraph-rsid="0034667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79ee4" officeooo:paragraph-rsid="0036088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cbc11" officeooo:paragraph-rsid="003bcdbd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df908" officeooo:paragraph-rsid="003df90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f2a9d" officeooo:paragraph-rsid="003f2a9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47d307" officeooo:paragraph-rsid="003f2a9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4d54c1" officeooo:paragraph-rsid="004d54c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bold" officeooo:rsid="00329b7f" officeooo:paragraph-rsid="00329b7f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346677" officeooo:paragraph-rsid="0034667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3bbf1c" officeooo:paragraph-rsid="003bbf1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3f2a9d" officeooo:paragraph-rsid="003f2a9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4d54c1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rsid="0030f326" officeooo:paragraph-rsid="0030f326"/>
    </style:style>
    <style:style style:name="P48" style:family="paragraph" style:parent-style-name="Table_20_Contents">
      <style:paragraph-properties fo:text-align="center" style:justify-single-word="false"/>
      <style:text-properties officeooo:rsid="0031071d" officeooo:paragraph-rsid="0031071d"/>
    </style:style>
    <style:style style:name="P49" style:family="paragraph" style:parent-style-name="Table_20_Contents">
      <style:paragraph-properties fo:text-align="center" style:justify-single-word="false"/>
      <style:text-properties officeooo:rsid="00431df2" officeooo:paragraph-rsid="00431df2"/>
    </style:style>
    <style:style style:name="P50" style:family="paragraph" style:parent-style-name="Standard" style:list-style-name="L1">
      <style:paragraph-properties fo:text-align="start" style:justify-single-word="false"/>
      <style:text-properties fo:language="es" fo:country="AR" fo:font-style="normal" style:text-underline-style="none" fo:font-weight="normal" officeooo:rsid="004d54c1" officeooo:paragraph-rsid="004d54c1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language="es" fo:country="AR" fo:font-style="normal" style:text-underline-style="none" fo:font-weight="normal" officeooo:rsid="004e9e85" officeooo:paragraph-rsid="004e9e8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3f2a9d" officeooo:paragraph-rsid="003f2a9d" style:font-style-asian="normal" style:font-weight-asian="normal" style:font-style-complex="normal" style:font-weight-complex="normal"/>
    </style:style>
    <style:style style:name="T1" style:family="text">
      <style:text-properties officeooo:rsid="0014a2a0"/>
    </style:style>
    <style:style style:name="T2" style:family="text">
      <style:text-properties fo:language="es" fo:country="AR" fo:font-style="normal" style:text-underline-style="none" fo:font-weight="normal" officeooo:rsid="004d54c1" style:font-style-asian="normal" style:font-weight-asian="normal" style:font-style-complex="normal" style:font-weight-complex="normal"/>
    </style:style>
    <style:style style:name="T3" style:family="text">
      <style:text-properties fo:language="es" fo:country="AR" fo:font-style="normal" style:text-underline-style="none" fo:font-weight="normal" officeooo:rsid="0047d307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b45d"/>
    </style:style>
    <style:style style:name="T6" style:family="text">
      <style:text-properties officeooo:rsid="00291382"/>
    </style:style>
    <style:style style:name="T7" style:family="text">
      <style:text-properties officeooo:rsid="002aff8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79ee4" style:font-style-asian="normal" style:font-style-complex="normal"/>
    </style:style>
    <style:style style:name="T11" style:family="text">
      <style:text-properties fo:font-style="normal" officeooo:rsid="003cbc11" style:font-style-asian="normal" style:font-style-complex="normal"/>
    </style:style>
    <style:style style:name="T12" style:family="text">
      <style:text-properties fo:font-style="normal" officeooo:rsid="0040f4ba" style:font-style-asian="normal" style:font-style-complex="normal"/>
    </style:style>
    <style:style style:name="T13" style:family="text">
      <style:text-properties fo:font-style="normal" officeooo:rsid="0047d307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379ee4" style:font-style-asian="normal" style:font-style-complex="normal"/>
    </style:style>
    <style:style style:name="T16" style:family="text">
      <style:text-properties fo:font-style="normal" fo:font-weight="bold" officeooo:rsid="003cbc11" style:font-style-asian="normal" style:font-weight-asian="bold" style:font-style-complex="normal" style:font-weight-complex="bold"/>
    </style:style>
    <style:style style:name="T17" style:family="text">
      <style:text-properties officeooo:rsid="004f46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72in" fo:min-width="1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563in" fo:min-width="1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OSI</text:p>
      <text:p text:style-name="P4"/>
      <text:p text:style-name="P5">El modelo OSI se divide en capas, mientras mas baja la capa menos “inteligencia” tiene, por ej: capa 1 podrian ser cables tanto como compuertas lógicas, <text:span text:style-name="T1">mientras que las ultimas capas podrían ser teclado monitor.</text:span></text:p>
      <text:p text:style-name="P5"/>
      <text:p text:style-name="P1">Se divide en 7 capa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2378447867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6">OSI</text:p>
          </table:table-cell>
          <table:table-cell table:style-name="Table1.C1" office:value-type="string">
            <text:p text:style-name="P16">TCP/IP</text:p>
          </table:table-cell>
        </table:table-row>
        <table:table-row table:style-name="TableLine94823726757968">
          <table:table-cell table:style-name="Table1.A2" office:value-type="string">
            <text:p text:style-name="P13">Capa 7</text:p>
          </table:table-cell>
          <table:table-cell table:style-name="Table1.B2" office:value-type="string">
            <text:p text:style-name="P14">Aplicación</text:p>
          </table:table-cell>
          <table:table-cell table:style-name="Table1.C2" table:number-rows-spanned="3" office:value-type="string">
            <text:p text:style-name="P15">Aplicación</text:p>
          </table:table-cell>
        </table:table-row>
        <table:table-row table:style-name="TableLine94823726760288">
          <table:table-cell table:style-name="Table1.A7" office:value-type="string">
            <text:p text:style-name="P13">Capa 6</text:p>
          </table:table-cell>
          <table:table-cell table:style-name="Table1.B3" office:value-type="string">
            <text:p text:style-name="P14">Presentación</text:p>
          </table:table-cell>
          <table:covered-table-cell table:style-name="Table1.C1"/>
        </table:table-row>
        <table:table-row table:style-name="TableLine94823726762336">
          <table:table-cell table:style-name="Table1.A7" office:value-type="string">
            <text:p text:style-name="P13">Capa 5</text:p>
          </table:table-cell>
          <table:table-cell table:style-name="Table1.B4" office:value-type="string">
            <text:p text:style-name="P13">Sesión</text:p>
          </table:table-cell>
          <table:covered-table-cell table:style-name="Table1.C1"/>
        </table:table-row>
        <table:table-row table:style-name="TableLine94823726764368">
          <table:table-cell table:style-name="Table1.A7" office:value-type="string">
            <text:p text:style-name="P13">Capa 4</text:p>
          </table:table-cell>
          <table:table-cell table:style-name="Table1.B5" office:value-type="string">
            <text:p text:style-name="P13">Transporte</text:p>
          </table:table-cell>
          <table:table-cell table:style-name="Table1.C2" office:value-type="string">
            <text:p text:style-name="P15">Transporte</text:p>
          </table:table-cell>
        </table:table-row>
        <table:table-row table:style-name="TableLine94823726765920">
          <table:table-cell table:style-name="Table1.A7" office:value-type="string">
            <text:p text:style-name="P13">Capa 3</text:p>
          </table:table-cell>
          <table:table-cell table:style-name="Table1.B6" office:value-type="string">
            <text:p text:style-name="P13">RED</text:p>
          </table:table-cell>
          <table:table-cell table:style-name="Table1.C2" office:value-type="string">
            <text:p text:style-name="P15">Internet</text:p>
          </table:table-cell>
        </table:table-row>
        <table:table-row table:style-name="TableLine94823726767616">
          <table:table-cell table:style-name="Table1.A7" office:value-type="string">
            <text:p text:style-name="P13">Capa 2</text:p>
          </table:table-cell>
          <table:table-cell table:style-name="Table1.B7" office:value-type="string">
            <text:p text:style-name="P13">Enlace de datos</text:p>
          </table:table-cell>
          <table:table-cell table:style-name="Table1.C2" table:number-rows-spanned="2" office:value-type="string">
            <text:p text:style-name="P15">Acceso a la red</text:p>
          </table:table-cell>
        </table:table-row>
        <table:table-row table:style-name="TableLine94823726769088">
          <table:table-cell table:style-name="Table1.A8" office:value-type="string">
            <text:p text:style-name="P2">Capa 1</text:p>
          </table:table-cell>
          <table:table-cell table:style-name="Table1.B8" office:value-type="string">
            <text:p text:style-name="P13">Física</text:p>
          </table:table-cell>
          <table:covered-table-cell table:style-name="Table1.C8"/>
        </table:table-row>
      </table:table>
      <text:p text:style-name="P6"/>
      <text:p text:style-name="P7">Capa física:<text:span text:style-name="T4"> Describe los medios eléctricos y mecánicos, </text:span><text:span text:style-name="T5">para mantener, activar o desactivar conexiones y transmisiones</text:span></text:p>
      <text:p text:style-name="P19"/>
      <text:p text:style-name="P8">Enlace de datos;<text:span text:style-name="T4"> Se describen los métodos para comunicar tramas de datos</text:span></text:p>
      <text:p text:style-name="P20"/>
      <text:p text:style-name="P9">Red:<text:span text:style-name="T4"> Proporciona los servicios para identificar dispositivos finales en comunicaciones individuales</text:span></text:p>
      <text:p text:style-name="P21"/>
      <table:table table:name="Table2" table:style-name="Table2">
        <table:table-column table:style-name="Table2.A" table:number-columns-repeated="3"/>
        <table:table-row table:style-name="TableLine94823726777328">
          <table:table-cell table:style-name="Table2.A1" office:value-type="string">
            <text:p text:style-name="P17">Física</text:p>
          </table:table-cell>
          <table:table-cell table:style-name="Table2.A1" office:value-type="string">
            <text:p text:style-name="P17">Enlace de datos</text:p>
          </table:table-cell>
          <table:table-cell table:style-name="Table2.C1" office:value-type="string">
            <text:p text:style-name="P18">Red</text:p>
          </table:table-cell>
        </table:table-row>
        <table:table-row table:style-name="TableLine94823784482944">
          <table:table-cell table:style-name="Table2.A2" office:value-type="string">
            <text:p text:style-name="P17">Bit de sincronización</text:p>
          </table:table-cell>
          <table:table-cell table:style-name="Table2.A2" office:value-type="string">
            <text:p text:style-name="P17">Identificación MAC</text:p>
          </table:table-cell>
          <table:table-cell table:style-name="Table2.C2" office:value-type="string">
            <text:p text:style-name="P18">Direcciones lógicas <text:span text:style-name="T7">d</text:span><text:span text:style-name="T6">irección </text:span><text:span text:style-name="T7">IP</text:span></text:p>
          </table:table-cell>
        </table:table-row>
      </table:table>
      <text:p text:style-name="P21"/>
      <text:p text:style-name="P24">Dirección MAC (MAC address)</text:p>
      <text:p text:style-name="P22">Identificación del NIC. Numero de 48bit. Se lo representa como 6 pares de números hexadecimales. Los primeros 24bit identifican al fabricante.</text:p>
      <text:p text:style-name="P22"/>
      <text:p text:style-name="P23">La dirección MAC (Media access control) se encuentra en la capa 2 del modelo OSI</text:p>
      <text:p text:style-name="P23"/>
      <text:p text:style-name="P25">Direccion de IP.<text:span text:style-name="T8"><text:line-break/></text:span></text:p>
      <text:p text:style-name="P30">Número de 32bit que identifica a los dispositivos finales en una red. Generalmente se lo representa como un número de cuatro octetos separados por un punto.</text:p>
      <text:p text:style-name="P30"><text:soft-page-break/></text:p>
      <table:table table:name="Table3" table:style-name="Table3">
        <table:table-column table:style-name="Table3.A" table:number-columns-repeated="5"/>
        <table:table-row table:style-name="TableLine94823726789424">
          <table:table-cell table:style-name="Table3.A1" office:value-type="string">
            <text:p text:style-name="P47">MAC destino</text:p>
          </table:table-cell>
          <table:table-cell table:style-name="Table3.A1" office:value-type="string">
            <text:p text:style-name="P47">MAC origen</text:p>
          </table:table-cell>
          <table:table-cell table:style-name="Table3.A1" office:value-type="string">
            <text:p text:style-name="P47">Dir. IP destino</text:p>
          </table:table-cell>
          <table:table-cell table:style-name="Table3.A1" office:value-type="string">
            <text:p text:style-name="P47">Dir. IP origen</text:p>
          </table:table-cell>
          <table:table-cell table:style-name="Table3.E1" office:value-type="string">
            <text:p text:style-name="P48">DATOS</text:p>
          </table:table-cell>
        </table:table-row>
      </table:table>
      <text:p text:style-name="P26"/>
      <text:p text:style-name="P12">Dispositivos de red</text:p>
      <text:p text:style-name="P31"/>
      <text:p text:style-name="P41">HUB:</text:p>
      <text:p text:style-name="P31"/>
      <text:p text:style-name="P31">Es un dispositivo para interconectar los distintos host de una red local. Un host es un dispositivo final.</text:p>
      <text:p text:style-name="P32"/>
      <text:p text:style-name="P33">Simbolo grafico:</text:p>
      <text:p text:style-name="P33"><draw:custom-shape text:anchor-type="paragraph" draw:z-index="0" draw:name="Shape 1" draw:style-name="gr2" svg:width="1.1776in" svg:height="0.6567in" svg:x="-0.0374in" svg:y="0.1547in"><text:p/><draw:enhanced-geometry svg:viewBox="0 0 21600 21600" draw:type="rectangle" draw:enhanced-path="M 0 0 L 21600 0 21600 21600 0 21600 0 0 Z N"/></draw:custom-shape><draw:custom-shape text:anchor-type="paragraph" draw:z-index="1" draw:name="Shape 2" draw:style-name="gr1" svg:width="1.1776in" svg:height="0.3441in" svg:x="-0.0374in" svg:y="0.3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line-break/><text:line-break/><text:line-break/><text:line-break/></text:p>
      <text:p text:style-name="P42">Caracteristicas de un HUB</text:p>
      <text:p text:style-name="P34"/>
      <text:p text:style-name="P10"><text:span text:style-name="T14">Un hub interconecta dispositivos espejando los puertos. </text:span><text:span text:style-name="T15">Actuá como un multiplexor</text:span></text:p>
      <text:p text:style-name="P35"/>
      <text:p text:style-name="P11"><text:span text:style-name="T10">S</text:span><text:span text:style-name="T9">witch (conmutador de red)</text:span></text:p>
      <text:p text:style-name="P43"/>
      <text:p text:style-name="P27"><text:span text:style-name="T9">Es un dispositivo de red, </text:span><text:span text:style-name="T11">que se utiliza para interconectar los host de una </text:span><text:span text:style-name="T16">red local</text:span></text:p>
      <text:p text:style-name="P36"/>
      <text:p text:style-name="P28"><text:span text:style-name="T11">S</text:span><text:span text:style-name="T9">imbolo grafico:</text:span></text:p>
      <text:p text:style-name="P37"/>
      <table:table table:name="Table4" table:style-name="Table4">
        <table:table-column table:style-name="Table4.A"/>
        <table:table-row table:style-name="TableLine94823726969888">
          <table:table-cell table:style-name="Table4.A1" office:value-type="string">
            <text:p text:style-name="P46">→<text:line-break/>← </text:p>
          </table:table-cell>
        </table:table-row>
      </table:table>
      <text:p text:style-name="P37"/>
      <text:p text:style-name="P44">Características de un switch:</text:p>
      <text:p text:style-name="P38"/>
      <text:p text:style-name="P29"><text:span text:style-name="T9">El switch analiza los datos y genera una tabla. La tabla contiene la información de la ubicación física de los puertos y de la dirección </text:span><text:span text:style-name="T12">MAC</text:span><text:span text:style-name="T9"> del dispositivo conectado. </text:span><text:span text:style-name="T13">El switch arma puentes entres distintos puertos físicos pasa redireccionar datos entre distintos dispositivos.</text:span></text:p>
      <text:p text:style-name="P39"/>
      <text:p text:style-name="P45"><text:span text:style-name="T3">H</text:span><text:span text:style-name="T2">oy existe: </text:span></text:p>
      <text:p text:style-name="P40">switch industrial con servicios adicionales: </text:p>
      <text:list xml:id="list367363567" text:style-name="L1">
        <text:list-item>
          <text:p text:style-name="P50">Con servidor DHCP</text:p>
        </text:list-item>
        <text:list-item>
          <text:p text:style-name="P50">Con energía integrada en los puertos (Poe) Power over ethernet</text:p>
        </text:list-item>
        <text:list-item>
          <text:p text:style-name="P51">Puertos troncales. <text:span text:style-name="T17">Son para interconectarse entre switches</text:span></text:p>
        </text:list-item>
      </text:list>
      <text:p text:style-name="P38"/>
      <table:table table:name="Table5" table:style-name="Table5">
        <table:table-column table:style-name="Table5.A"/>
        <table:table-column table:style-name="Table5.B"/>
        <table:table-row table:style-name="TableLine94823726989072">
          <table:table-cell table:style-name="Table5.A1" office:value-type="string">
            <text:p text:style-name="P49">Puerto</text:p>
          </table:table-cell>
          <table:table-cell table:style-name="Table5.B1" office:value-type="string">
            <text:p text:style-name="P49">MAC</text:p>
          </table:table-cell>
        </table:table-row>
        <table:table-row table:style-name="TableLine94823727024240">
          <table:table-cell table:style-name="Table5.A2" office:value-type="string">
            <text:p text:style-name="P49">1</text:p>
          </table:table-cell>
          <table:table-cell table:style-name="Table5.B2" office:value-type="string">
            <text:p text:style-name="P49">Direccion 1</text:p>
          </table:table-cell>
        </table:table-row>
        <table:table-row table:style-name="TableLine94823727025968">
          <table:table-cell table:style-name="Table5.A2" office:value-type="string">
            <text:p text:style-name="P49">2</text:p>
          </table:table-cell>
          <table:table-cell table:style-name="Table5.B2" office:value-type="string">
            <text:p text:style-name="P49">Direccion 3</text:p>
          </table:table-cell>
        </table:table-row>
        <table:table-row table:style-name="TableLine94823727026672">
          <table:table-cell table:style-name="Table5.A2" office:value-type="string">
            <text:p text:style-name="P49">3</text:p>
          </table:table-cell>
          <table:table-cell table:style-name="Table5.B2" office:value-type="string">
            <text:p text:style-name="P49">Direccion 5</text:p>
          </table:table-cell>
        </table:table-row>
        <table:table-row table:style-name="TableLine94823727027456">
          <table:table-cell table:style-name="Table5.A2" office:value-type="string">
            <text:p text:style-name="P49">4</text:p>
          </table:table-cell>
          <table:table-cell table:style-name="Table5.B2" office:value-type="string">
            <text:p text:style-name="P49">Direccion 2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20:03:25.803783609</meta:creation-date>
    <dc:date>2022-05-02T18:45:59.192843443</dc:date>
    <meta:editing-duration>PT2H53M39S</meta:editing-duration>
    <meta:editing-cycles>54</meta:editing-cycles>
    <meta:generator>LibreOffice/7.3.2.2$Linux_X86_64 LibreOffice_project/30$Build-2</meta:generator>
    <meta:document-statistic meta:table-count="5" meta:image-count="0" meta:object-count="0" meta:page-count="2" meta:paragraph-count="70" meta:word-count="361" meta:character-count="2207" meta:non-whitespace-character-count="1910"/>
  </office:meta>
</office:document-meta>
</file>